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380.98pt" svg:x="18.74pt" svg:y="680.68pt">
            <draw:object draw:notify-on-update-of-ranges="Sheet1.C2:Sheet1.C41 Sheet1.D2:Sheet1.D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3pt" svg:height="329.05pt" svg:x="480.76pt" svg:y="683.66pt">
            <draw:object draw:notify-on-update-of-ranges="Sheet1.K2:Sheet1.K17 Sheet1.L2:Sheet1.L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43pt" svg:height="491.67pt" svg:x="957.63pt" svg:y="656.59pt">
            <draw:object draw:notify-on-update-of-ranges="Sheet1.Q1:Sheet1.Q1 Sheet1.Q2:Sheet1.Q31 Sheet1.R1:Sheet1.R1 Sheet1.R2:Sheet1.R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defects</text:p>
          </table:table-cell>
          <table:table-cell table:style-name="ce1" office:value-type="string" calcext:value-type="string">
            <text:p>Sr (score)</text:p>
          </table:table-cell>
          <table:table-cell office:value-type="string" calcext:value-type="string">
            <text:p>Angle line</text:p>
          </table:table-cell>
          <table:table-cell table:number-columns-repeated="3"/>
          <table:table-cell office:value-type="string" calcext:value-type="string">
            <text:p>Sample</text:p>
          </table:table-cell>
          <table:table-cell office:value-type="string" calcext:value-type="string">
            <text:p>Mean dia.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r (score)</text:p>
          </table:table-cell>
          <table:table-cell office:value-type="string" calcext:value-type="string">
            <text:p>Angle Line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r (Score)</text:p>
          </table:table-cell>
          <table:table-cell office:value-type="string" calcext:value-type="string">
            <text:p>angle 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0+([.B2]-[.B45])" office:value-type="float" office:value="2" calcext:value-type="float">
            <text:p>2</text:p>
          </table:table-cell>
          <table:table-cell table:formula="of:=[.$B$49]*([.A2]-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05" calcext:value-type="float">
            <text:p>0.005</text:p>
          </table:table-cell>
          <table:table-cell table:formula="of:=0+([.I2]-[.I45])" office:value-type="float" office:value="0.000200000000000033" calcext:value-type="float">
            <text:p>0.0002</text:p>
          </table:table-cell>
          <table:table-cell table:formula="of:=[.$I$49]*([.H2]-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.9</text:p>
          </table:table-cell>
          <table:table-cell table:formula="of:=0+[.P2]-[.P45]" office:value-type="float" office:value="-0.399999999999999" calcext:value-type="float">
            <text:p>-0.399999999999999</text:p>
          </table:table-cell>
          <table:table-cell table:formula="of:=[.$P$49]*([.O2]-1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2]+([.B3]-[.$B$45])" office:value-type="float" office:value="2" calcext:value-type="float">
            <text:p>2</text:p>
          </table:table-cell>
          <table:table-cell table:formula="of:=[.$B$49]*([.A3]-1)" office:value-type="float" office:value="0.309009999008413" calcext:value-type="float">
            <text:p>0.3090099990084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05" calcext:value-type="float">
            <text:p>0.005</text:p>
          </table:table-cell>
          <table:table-cell table:formula="of:=[.K2]+([.I3]-[.$I$45])" office:value-type="float" office:value="0.00150000000000006" calcext:value-type="float">
            <text:p>0.0015</text:p>
          </table:table-cell>
          <table:table-cell table:formula="of:=[.$I$49]*([.H3]-1)" office:value-type="float" office:value="0.00162225482030563" calcext:value-type="float">
            <text:p>0.0016222548203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.7" calcext:value-type="float">
            <text:p>33.7</text:p>
          </table:table-cell>
          <table:table-cell table:formula="of:=[.Q2]+([.P3]-[.$P$45])" office:value-type="float" office:value="7.105427357601E-015" calcext:value-type="float">
            <text:p>7.105427357601E-15</text:p>
          </table:table-cell>
          <table:table-cell table:formula="of:=[.$P$49]*([.O3]-1)" office:value-type="float" office:value="0.114403333016849" calcext:value-type="float">
            <text:p>0.114403333016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3]+([.B4]-[.$B$45])" office:value-type="float" office:value="4" calcext:value-type="float">
            <text:p>4</text:p>
          </table:table-cell>
          <table:table-cell table:formula="of:=[.$B$49]*([.A4]-1)" office:value-type="float" office:value="0.618019998016826" calcext:value-type="float">
            <text:p>0.6180199980168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005" calcext:value-type="float">
            <text:p>0.005</text:p>
          </table:table-cell>
          <table:table-cell table:formula="of:=[.K3]+([.I4]-[.$I$45])" office:value-type="float" office:value="0.00190000000000007" calcext:value-type="float">
            <text:p>0.0019</text:p>
          </table:table-cell>
          <table:table-cell table:formula="of:=[.$I$49]*([.H4]-1)" office:value-type="float" office:value="0.00324450964061126" calcext:value-type="float">
            <text:p>0.0032445096406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 table:formula="of:=[.Q3]+([.P4]-[.$P$45])" office:value-type="float" office:value="0.100000000000009" calcext:value-type="float">
            <text:p>0.100000000000009</text:p>
          </table:table-cell>
          <table:table-cell table:formula="of:=[.$P$49]*([.O4]-1)" office:value-type="float" office:value="0.228806666033698" calcext:value-type="float">
            <text:p>0.228806666033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+([.B5]-[.$B$45])" office:value-type="float" office:value="5" calcext:value-type="float">
            <text:p>5</text:p>
          </table:table-cell>
          <table:table-cell table:formula="of:=[.$B$49]*([.A5]-1)" office:value-type="float" office:value="0.927029997025239" calcext:value-type="float">
            <text:p>0.9270299970252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03" calcext:value-type="float">
            <text:p>0.003</text:p>
          </table:table-cell>
          <table:table-cell table:formula="of:=[.K4]+([.I5]-[.$I$45])" office:value-type="float" office:value="0.0021000000000001" calcext:value-type="float">
            <text:p>0.0021</text:p>
          </table:table-cell>
          <table:table-cell table:formula="of:=[.$I$49]*([.H5]-1)" office:value-type="float" office:value="0.00486676446091689" calcext:value-type="float">
            <text:p>0.0048667644609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.4" calcext:value-type="float">
            <text:p>33.4</text:p>
          </table:table-cell>
          <table:table-cell table:formula="of:=[.Q4]+([.P5]-[.$P$45])" office:value-type="float" office:value="0.20000000000001" calcext:value-type="float">
            <text:p>0.20000000000001</text:p>
          </table:table-cell>
          <table:table-cell table:formula="of:=[.$P$49]*([.O5]-1)" office:value-type="float" office:value="0.343209999050547" calcext:value-type="float">
            <text:p>0.343209999050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5]+([.B6]-[.$B$45])" office:value-type="float" office:value="5" calcext:value-type="float">
            <text:p>5</text:p>
          </table:table-cell>
          <table:table-cell table:formula="of:=[.$B$49]*([.A6]-1)" office:value-type="float" office:value="1.23603999603365" calcext:value-type="float">
            <text:p>1.236039996033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004" calcext:value-type="float">
            <text:p>0.004</text:p>
          </table:table-cell>
          <table:table-cell table:formula="of:=[.K5]+([.I6]-[.$I$45])" office:value-type="float" office:value="0.00280000000000014" calcext:value-type="float">
            <text:p>0.0028</text:p>
          </table:table-cell>
          <table:table-cell table:formula="of:=[.$I$49]*([.H6]-1)" office:value-type="float" office:value="0.00648901928122252" calcext:value-type="float">
            <text:p>0.0064890192812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.6" calcext:value-type="float">
            <text:p>33.6</text:p>
          </table:table-cell>
          <table:table-cell table:formula="of:=[.Q5]+([.P6]-[.$P$45])" office:value-type="float" office:value="0.500000000000014" calcext:value-type="float">
            <text:p>0.500000000000014</text:p>
          </table:table-cell>
          <table:table-cell table:formula="of:=[.$P$49]*([.O6]-1)" office:value-type="float" office:value="0.457613332067396" calcext:value-type="float">
            <text:p>0.45761333206739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C6]+([.B7]-[.$B$45])" office:value-type="float" office:value="9" calcext:value-type="float">
            <text:p>9</text:p>
          </table:table-cell>
          <table:table-cell table:formula="of:=[.$B$49]*([.A7]-1)" office:value-type="float" office:value="1.54504999504207" calcext:value-type="float">
            <text:p>1.545049995042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004" calcext:value-type="float">
            <text:p>0.004</text:p>
          </table:table-cell>
          <table:table-cell table:formula="of:=[.K6]+([.I7]-[.$I$45])" office:value-type="float" office:value="0.00170000000000015" calcext:value-type="float">
            <text:p>0.0017</text:p>
          </table:table-cell>
          <table:table-cell table:formula="of:=[.$I$49]*([.H7]-1)" office:value-type="float" office:value="0.00811127410152815" calcext:value-type="float">
            <text:p>0.0081112741015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.8" calcext:value-type="float">
            <text:p>32.8</text:p>
          </table:table-cell>
          <table:table-cell table:formula="of:=[.Q6]+([.P7]-[.$P$45])" office:value-type="float" office:value="0.000000000000014210854715202" calcext:value-type="float">
            <text:p>1.4210854715202E-14</text:p>
          </table:table-cell>
          <table:table-cell table:formula="of:=[.$P$49]*([.O7]-1)" office:value-type="float" office:value="0.572016665084244" calcext:value-type="float">
            <text:p>0.572016665084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7]+([.B8]-[.$B$45])" office:value-type="float" office:value="10" calcext:value-type="float">
            <text:p>10</text:p>
          </table:table-cell>
          <table:table-cell table:formula="of:=[.$B$49]*([.A8]-1)" office:value-type="float" office:value="1.85405999405048" calcext:value-type="float">
            <text:p>1.8540599940504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05" calcext:value-type="float">
            <text:p>0.005</text:p>
          </table:table-cell>
          <table:table-cell table:formula="of:=[.K7]+([.I8]-[.$I$45])" office:value-type="float" office:value="0.00190000000000018" calcext:value-type="float">
            <text:p>0.0019</text:p>
          </table:table-cell>
          <table:table-cell table:formula="of:=[.$I$49]*([.H8]-1)" office:value-type="float" office:value="0.00973352892183378" calcext:value-type="float">
            <text:p>0.00973352892183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.3" calcext:value-type="float">
            <text:p>33.3</text:p>
          </table:table-cell>
          <table:table-cell table:formula="of:=[.Q7]+([.P8]-[.$P$45])" office:value-type="float" office:value="0.000000000000014210854715202" calcext:value-type="float">
            <text:p>1.4210854715202E-14</text:p>
          </table:table-cell>
          <table:table-cell table:formula="of:=[.$P$49]*([.O8]-1)" office:value-type="float" office:value="0.686419998101093" calcext:value-type="float">
            <text:p>0.6864199981010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8]+([.B9]-[.$B$45])" office:value-type="float" office:value="9" calcext:value-type="float">
            <text:p>9</text:p>
          </table:table-cell>
          <table:table-cell table:formula="of:=[.$B$49]*([.A9]-1)" office:value-type="float" office:value="2.16306999305889" calcext:value-type="float">
            <text:p>2.163069993058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004" calcext:value-type="float">
            <text:p>0.004</text:p>
          </table:table-cell>
          <table:table-cell table:formula="of:=[.K8]+([.I9]-[.$I$45])" office:value-type="float" office:value="0.0010000000000002" calcext:value-type="float">
            <text:p>0.001</text:p>
          </table:table-cell>
          <table:table-cell table:formula="of:=[.$I$49]*([.H9]-1)" office:value-type="float" office:value="0.0113557837421394" calcext:value-type="float">
            <text:p>0.011355783742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3.1" calcext:value-type="float">
            <text:p>33.1</text:p>
          </table:table-cell>
          <table:table-cell table:formula="of:=[.Q8]+([.P9]-[.$P$45])" office:value-type="float" office:value="-0.199999999999982" calcext:value-type="float">
            <text:p>-0.199999999999982</text:p>
          </table:table-cell>
          <table:table-cell table:formula="of:=[.$P$49]*([.O9]-1)" office:value-type="float" office:value="0.800823331117942" calcext:value-type="float">
            <text:p>0.800823331117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]+([.B10]-[.$B$45])" office:value-type="float" office:value="8" calcext:value-type="float">
            <text:p>8</text:p>
          </table:table-cell>
          <table:table-cell table:formula="of:=[.$B$49]*([.A10]-1)" office:value-type="float" office:value="2.4720799920673" calcext:value-type="float">
            <text:p>2.472079992067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004" calcext:value-type="float">
            <text:p>0.004</text:p>
          </table:table-cell>
          <table:table-cell table:formula="of:=[.K9]+([.I10]-[.$I$45])" office:value-type="float" office:value="0.00140000000000021" calcext:value-type="float">
            <text:p>0.0014</text:p>
          </table:table-cell>
          <table:table-cell table:formula="of:=[.$I$49]*([.H10]-1)" office:value-type="float" office:value="0.012978038562445" calcext:value-type="float">
            <text:p>0.0129780385624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.9" calcext:value-type="float">
            <text:p>32.9</text:p>
          </table:table-cell>
          <table:table-cell table:formula="of:=[.Q9]+([.P10]-[.$P$45])" office:value-type="float" office:value="-0.59999999999998" calcext:value-type="float">
            <text:p>-0.59999999999998</text:p>
          </table:table-cell>
          <table:table-cell table:formula="of:=[.$P$49]*([.O10]-1)" office:value-type="float" office:value="0.915226664134791" calcext:value-type="float">
            <text:p>0.915226664134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0]+([.B11]-[.$B$45])" office:value-type="float" office:value="11" calcext:value-type="float">
            <text:p>11</text:p>
          </table:table-cell>
          <table:table-cell table:formula="of:=[.$B$49]*([.A11]-1)" office:value-type="float" office:value="2.78108999107572" calcext:value-type="float">
            <text:p>2.781089991075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04" calcext:value-type="float">
            <text:p>0.004</text:p>
          </table:table-cell>
          <table:table-cell table:formula="of:=[.K10]+([.I11]-[.$I$45])" office:value-type="float" office:value="0.00140000000000021" calcext:value-type="float">
            <text:p>0.0014</text:p>
          </table:table-cell>
          <table:table-cell table:formula="of:=[.$I$49]*([.H11]-1)" office:value-type="float" office:value="0.0146002933827507" calcext:value-type="float">
            <text:p>0.01460029338275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formula="of:=[.Q10]+([.P11]-[.$P$45])" office:value-type="float" office:value="-0.899999999999977" calcext:value-type="float">
            <text:p>-0.899999999999977</text:p>
          </table:table-cell>
          <table:table-cell table:formula="of:=[.$P$49]*([.O11]-1)" office:value-type="float" office:value="1.02962999715164" calcext:value-type="float">
            <text:p>1.02962999715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1]+([.B12]-[.$B$45])" office:value-type="float" office:value="13" calcext:value-type="float">
            <text:p>13</text:p>
          </table:table-cell>
          <table:table-cell table:formula="of:=[.$B$49]*([.A12]-1)" office:value-type="float" office:value="3.09009999008413" calcext:value-type="float">
            <text:p>3.090099990084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0045" calcext:value-type="float">
            <text:p>0.0045</text:p>
          </table:table-cell>
          <table:table-cell table:formula="of:=[.K11]+([.I12]-[.$I$45])" office:value-type="float" office:value="0.000800000000000217" calcext:value-type="float">
            <text:p>0.0008</text:p>
          </table:table-cell>
          <table:table-cell table:formula="of:=[.$I$49]*([.H12]-1)" office:value-type="float" office:value="0.0162225482030563" calcext:value-type="float">
            <text:p>0.01622254820305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3.2" calcext:value-type="float">
            <text:p>33.2</text:p>
          </table:table-cell>
          <table:table-cell table:formula="of:=[.Q11]+([.P12]-[.$P$45])" office:value-type="float" office:value="-0.999999999999972" calcext:value-type="float">
            <text:p>-0.999999999999972</text:p>
          </table:table-cell>
          <table:table-cell table:formula="of:=[.$P$49]*([.O12]-1)" office:value-type="float" office:value="1.14403333016849" calcext:value-type="float">
            <text:p>1.144033330168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2]+([.B13]-[.$B$45])" office:value-type="float" office:value="15" calcext:value-type="float">
            <text:p>15</text:p>
          </table:table-cell>
          <table:table-cell table:formula="of:=[.$B$49]*([.A13]-1)" office:value-type="float" office:value="3.39910998909254" calcext:value-type="float">
            <text:p>3.399109989092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0035" calcext:value-type="float">
            <text:p>0.0035</text:p>
          </table:table-cell>
          <table:table-cell table:formula="of:=[.K12]+([.I13]-[.$I$45])" office:value-type="float" office:value="0.000600000000000239" calcext:value-type="float">
            <text:p>0.0006</text:p>
          </table:table-cell>
          <table:table-cell table:formula="of:=[.$I$49]*([.H13]-1)" office:value-type="float" office:value="0.0178448030233619" calcext:value-type="float">
            <text:p>0.01784480302336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.8" calcext:value-type="float">
            <text:p>32.8</text:p>
          </table:table-cell>
          <table:table-cell table:formula="of:=[.Q12]+([.P13]-[.$P$45])" office:value-type="float" office:value="-1.49999999999997" calcext:value-type="float">
            <text:p>-1.49999999999997</text:p>
          </table:table-cell>
          <table:table-cell table:formula="of:=[.$P$49]*([.O13]-1)" office:value-type="float" office:value="1.25843666318534" calcext:value-type="float">
            <text:p>1.258436663185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3]+([.B14]-[.$B$45])" office:value-type="float" office:value="14" calcext:value-type="float">
            <text:p>14</text:p>
          </table:table-cell>
          <table:table-cell table:formula="of:=[.$B$49]*([.A14]-1)" office:value-type="float" office:value="3.70811998810096" calcext:value-type="float">
            <text:p>3.708119988100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0045" calcext:value-type="float">
            <text:p>0.0045</text:p>
          </table:table-cell>
          <table:table-cell table:formula="of:=[.K13]+([.I14]-[.$I$45])" office:value-type="float" office:value="-0.0000999999999997392" calcext:value-type="float">
            <text:p>-9.99999999997392E-05</text:p>
          </table:table-cell>
          <table:table-cell table:formula="of:=[.$I$49]*([.H14]-1)" office:value-type="float" office:value="0.0194670578436676" calcext:value-type="float">
            <text:p>0.01946705784366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2.9" calcext:value-type="float">
            <text:p>32.9</text:p>
          </table:table-cell>
          <table:table-cell table:formula="of:=[.Q13]+([.P14]-[.$P$45])" office:value-type="float" office:value="-1.89999999999997" calcext:value-type="float">
            <text:p>-1.89999999999997</text:p>
          </table:table-cell>
          <table:table-cell table:formula="of:=[.$P$49]*([.O14]-1)" office:value-type="float" office:value="1.37283999620219" calcext:value-type="float">
            <text:p>1.37283999620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4]+([.B15]-[.$B$45])" office:value-type="float" office:value="14" calcext:value-type="float">
            <text:p>14</text:p>
          </table:table-cell>
          <table:table-cell table:formula="of:=[.$B$49]*([.A15]-1)" office:value-type="float" office:value="4.01712998710937" calcext:value-type="float">
            <text:p>4.017129987109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0035" calcext:value-type="float">
            <text:p>0.0035</text:p>
          </table:table-cell>
          <table:table-cell table:formula="of:=[.K14]+([.I15]-[.$I$45])" office:value-type="float" office:value="-0.000999999999999723" calcext:value-type="float">
            <text:p>-0.001</text:p>
          </table:table-cell>
          <table:table-cell table:formula="of:=[.$I$49]*([.H15]-1)" office:value-type="float" office:value="0.0210893126639732" calcext:value-type="float">
            <text:p>0.02108931266397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3.3" calcext:value-type="float">
            <text:p>33.3</text:p>
          </table:table-cell>
          <table:table-cell table:formula="of:=[.Q14]+([.P15]-[.$P$45])" office:value-type="float" office:value="-1.89999999999997" calcext:value-type="float">
            <text:p>-1.89999999999997</text:p>
          </table:table-cell>
          <table:table-cell table:formula="of:=[.$P$49]*([.O15]-1)" office:value-type="float" office:value="1.48724332921904" calcext:value-type="float">
            <text:p>1.48724332921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5]+([.B16]-[.$B$45])" office:value-type="float" office:value="13" calcext:value-type="float">
            <text:p>13</text:p>
          </table:table-cell>
          <table:table-cell table:formula="of:=[.$B$49]*([.A16]-1)" office:value-type="float" office:value="4.32613998611778" calcext:value-type="float">
            <text:p>4.326139986117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4" calcext:value-type="float">
            <text:p>0.004</text:p>
          </table:table-cell>
          <table:table-cell table:formula="of:=[.K15]+([.I16]-[.$I$45])" office:value-type="float" office:value="2.77555756156289E-016" calcext:value-type="float">
            <text:p>2.77555756156289E-16</text:p>
          </table:table-cell>
          <table:table-cell table:formula="of:=[.$I$49]*([.H16]-1)" office:value-type="float" office:value="0.0227115674842788" calcext:value-type="float">
            <text:p>0.02271156748427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3.1" calcext:value-type="float">
            <text:p>33.1</text:p>
          </table:table-cell>
          <table:table-cell table:formula="of:=[.Q15]+([.P16]-[.$P$45])" office:value-type="float" office:value="-2.09999999999997" calcext:value-type="float">
            <text:p>-2.09999999999997</text:p>
          </table:table-cell>
          <table:table-cell table:formula="of:=[.$P$49]*([.O16]-1)" office:value-type="float" office:value="1.60164666223588" calcext:value-type="float">
            <text:p>1.60164666223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6]+([.B17]-[.$B$45])" office:value-type="float" office:value="15" calcext:value-type="float">
            <text:p>15</text:p>
          </table:table-cell>
          <table:table-cell table:formula="of:=[.$B$49]*([.A17]-1)" office:value-type="float" office:value="4.6351499851262" calcext:value-type="float">
            <text:p>4.635149985126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0045" calcext:value-type="float">
            <text:p>0.0045</text:p>
          </table:table-cell>
          <table:table-cell table:formula="of:=[.K16]+([.I17]-[.$I$45])" office:value-type="float" office:value="0.000600000000000267" calcext:value-type="float">
            <text:p>0.0006</text:p>
          </table:table-cell>
          <table:table-cell table:formula="of:=[.$I$49]*([.H17]-1)" office:value-type="float" office:value="0.0243338223045845" calcext:value-type="float">
            <text:p>0.0243338223045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Q16]+([.P17]-[.$P$45])" office:value-type="float" office:value="-2.39999999999996" calcext:value-type="float">
            <text:p>-2.39999999999996</text:p>
          </table:table-cell>
          <table:table-cell table:formula="of:=[.$P$49]*([.O17]-1)" office:value-type="float" office:value="1.71604999525273" calcext:value-type="float">
            <text:p>1.716049995252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7]+([.B18]-[.$B$45])" office:value-type="float" office:value="14" calcext:value-type="float">
            <text:p>14</text:p>
          </table:table-cell>
          <table:table-cell table:formula="of:=[.$B$49]*([.A18]-1)" office:value-type="float" office:value="4.94415998413461" calcext:value-type="float">
            <text:p>4.94415998413461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3.7" calcext:value-type="float">
            <text:p>33.7</text:p>
          </table:table-cell>
          <table:table-cell table:formula="of:=[.Q17]+([.P18]-[.$P$45])" office:value-type="float" office:value="-1.99999999999996" calcext:value-type="float">
            <text:p>-1.99999999999996</text:p>
          </table:table-cell>
          <table:table-cell table:formula="of:=[.$P$49]*([.O18]-1)" office:value-type="float" office:value="1.83045332826958" calcext:value-type="float">
            <text:p>1.830453328269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]+([.B19]-[.$B$45])" office:value-type="float" office:value="12" calcext:value-type="float">
            <text:p>12</text:p>
          </table:table-cell>
          <table:table-cell table:formula="of:=[.$B$49]*([.A19]-1)" office:value-type="float" office:value="5.25316998314302" calcext:value-type="float">
            <text:p>5.25316998314302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33.4" calcext:value-type="float">
            <text:p>33.4</text:p>
          </table:table-cell>
          <table:table-cell table:formula="of:=[.Q18]+([.P19]-[.$P$45])" office:value-type="float" office:value="-1.89999999999996" calcext:value-type="float">
            <text:p>-1.89999999999996</text:p>
          </table:table-cell>
          <table:table-cell table:formula="of:=[.$P$49]*([.O19]-1)" office:value-type="float" office:value="1.94485666128643" calcext:value-type="float">
            <text:p>1.944856661286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19]+([.B20]-[.$B$45])" office:value-type="float" office:value="13" calcext:value-type="float">
            <text:p>13</text:p>
          </table:table-cell>
          <table:table-cell table:formula="of:=[.$B$49]*([.A20]-1)" office:value-type="float" office:value="5.56217998215144" calcext:value-type="float">
            <text:p>5.56217998215144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33.5" calcext:value-type="float">
            <text:p>33.5</text:p>
          </table:table-cell>
          <table:table-cell table:formula="of:=[.Q19]+([.P20]-[.$P$45])" office:value-type="float" office:value="-1.69999999999995" calcext:value-type="float">
            <text:p>-1.69999999999995</text:p>
          </table:table-cell>
          <table:table-cell table:formula="of:=[.$P$49]*([.O20]-1)" office:value-type="float" office:value="2.05925999430328" calcext:value-type="float">
            <text:p>2.05925999430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0]+([.B21]-[.$B$45])" office:value-type="float" office:value="15" calcext:value-type="float">
            <text:p>15</text:p>
          </table:table-cell>
          <table:table-cell table:formula="of:=[.$B$49]*([.A21]-1)" office:value-type="float" office:value="5.87118998115985" calcext:value-type="float">
            <text:p>5.87118998115985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33.6" calcext:value-type="float">
            <text:p>33.6</text:p>
          </table:table-cell>
          <table:table-cell table:formula="of:=[.Q20]+([.P21]-[.$P$45])" office:value-type="float" office:value="-1.39999999999995" calcext:value-type="float">
            <text:p>-1.39999999999995</text:p>
          </table:table-cell>
          <table:table-cell table:formula="of:=[.$P$49]*([.O21]-1)" office:value-type="float" office:value="2.17366332732013" calcext:value-type="float">
            <text:p>2.173663327320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21]+([.B22]-[.$B$45])" office:value-type="float" office:value="15" calcext:value-type="float">
            <text:p>15</text:p>
          </table:table-cell>
          <table:table-cell table:formula="of:=[.$B$49]*([.A22]-1)" office:value-type="float" office:value="6.18019998016826" calcext:value-type="float">
            <text:p>6.18019998016826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33.2" calcext:value-type="float">
            <text:p>33.2</text:p>
          </table:table-cell>
          <table:table-cell table:formula="of:=[.Q21]+([.P22]-[.$P$45])" office:value-type="float" office:value="-1.49999999999994" calcext:value-type="float">
            <text:p>-1.49999999999994</text:p>
          </table:table-cell>
          <table:table-cell table:formula="of:=[.$P$49]*([.O22]-1)" office:value-type="float" office:value="2.28806666033698" calcext:value-type="float">
            <text:p>2.288066660336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2]+([.B23]-[.$B$45])" office:value-type="float" office:value="14" calcext:value-type="float">
            <text:p>14</text:p>
          </table:table-cell>
          <table:table-cell table:formula="of:=[.$B$49]*([.A23]-1)" office:value-type="float" office:value="6.48920997917668" calcext:value-type="float">
            <text:p>6.48920997917668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33.8" calcext:value-type="float">
            <text:p>33.8</text:p>
          </table:table-cell>
          <table:table-cell table:formula="of:=[.Q22]+([.P23]-[.$P$45])" office:value-type="float" office:value="-0.999999999999943" calcext:value-type="float">
            <text:p>-0.999999999999943</text:p>
          </table:table-cell>
          <table:table-cell table:formula="of:=[.$P$49]*([.O23]-1)" office:value-type="float" office:value="2.40246999335383" calcext:value-type="float">
            <text:p>2.402469993353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3]+([.B24]-[.$B$45])" office:value-type="float" office:value="12" calcext:value-type="float">
            <text:p>12</text:p>
          </table:table-cell>
          <table:table-cell table:formula="of:=[.$B$49]*([.A24]-1)" office:value-type="float" office:value="6.79821997818509" calcext:value-type="float">
            <text:p>6.79821997818509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33.5" calcext:value-type="float">
            <text:p>33.5</text:p>
          </table:table-cell>
          <table:table-cell table:formula="of:=[.Q23]+([.P24]-[.$P$45])" office:value-type="float" office:value="-0.79999999999994" calcext:value-type="float">
            <text:p>-0.79999999999994</text:p>
          </table:table-cell>
          <table:table-cell table:formula="of:=[.$P$49]*([.O24]-1)" office:value-type="float" office:value="2.51687332637068" calcext:value-type="float">
            <text:p>2.516873326370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24]+([.B25]-[.$B$45])" office:value-type="float" office:value="13" calcext:value-type="float">
            <text:p>13</text:p>
          </table:table-cell>
          <table:table-cell table:formula="of:=[.$B$49]*([.A25]-1)" office:value-type="float" office:value="7.1072299771935" calcext:value-type="float">
            <text:p>7.1072299771935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  <table:table-cell table:formula="of:=[.Q24]+([.P25]-[.$P$45])" office:value-type="float" office:value="-0.199999999999939" calcext:value-type="float">
            <text:p>-0.199999999999939</text:p>
          </table:table-cell>
          <table:table-cell table:formula="of:=[.$P$49]*([.O25]-1)" office:value-type="float" office:value="2.63127665938752" calcext:value-type="float">
            <text:p>2.631276659387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25]+([.B26]-[.$B$45])" office:value-type="float" office:value="13" calcext:value-type="float">
            <text:p>13</text:p>
          </table:table-cell>
          <table:table-cell table:formula="of:=[.$B$49]*([.A26]-1)" office:value-type="float" office:value="7.41623997620192" calcext:value-type="float">
            <text:p>7.41623997620192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3.7" calcext:value-type="float">
            <text:p>33.7</text:p>
          </table:table-cell>
          <table:table-cell table:formula="of:=[.Q25]+([.P26]-[.$P$45])" office:value-type="float" office:value="0.200000000000067" calcext:value-type="float">
            <text:p>0.200000000000067</text:p>
          </table:table-cell>
          <table:table-cell table:formula="of:=[.$P$49]*([.O26]-1)" office:value-type="float" office:value="2.74567999240437" calcext:value-type="float">
            <text:p>2.745679992404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+([.B27]-[.$B$45])" office:value-type="float" office:value="11" calcext:value-type="float">
            <text:p>11</text:p>
          </table:table-cell>
          <table:table-cell table:formula="of:=[.$B$49]*([.A27]-1)" office:value-type="float" office:value="7.72524997521033" calcext:value-type="float">
            <text:p>7.72524997521033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33.4" calcext:value-type="float">
            <text:p>33.4</text:p>
          </table:table-cell>
          <table:table-cell table:formula="of:=[.Q26]+([.P27]-[.$P$45])" office:value-type="float" office:value="0.300000000000068" calcext:value-type="float">
            <text:p>0.300000000000068</text:p>
          </table:table-cell>
          <table:table-cell table:formula="of:=[.$P$49]*([.O27]-1)" office:value-type="float" office:value="2.86008332542122" calcext:value-type="float">
            <text:p>2.86008332542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([.B28]-[.$B$45])" office:value-type="float" office:value="10" calcext:value-type="float">
            <text:p>10</text:p>
          </table:table-cell>
          <table:table-cell table:formula="of:=[.$B$49]*([.A28]-1)" office:value-type="float" office:value="8.03425997421874" calcext:value-type="float">
            <text:p>8.03425997421874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33.5" calcext:value-type="float">
            <text:p>33.5</text:p>
          </table:table-cell>
          <table:table-cell table:formula="of:=[.Q27]+([.P28]-[.$P$45])" office:value-type="float" office:value="0.500000000000071" calcext:value-type="float">
            <text:p>0.500000000000071</text:p>
          </table:table-cell>
          <table:table-cell table:formula="of:=[.$P$49]*([.O28]-1)" office:value-type="float" office:value="2.97448665843807" calcext:value-type="float">
            <text:p>2.97448665843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C28]+([.B29]-[.$B$45])" office:value-type="float" office:value="11" calcext:value-type="float">
            <text:p>11</text:p>
          </table:table-cell>
          <table:table-cell table:formula="of:=[.$B$49]*([.A29]-1)" office:value-type="float" office:value="8.34326997322716" calcext:value-type="float">
            <text:p>8.34326997322716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33.6" calcext:value-type="float">
            <text:p>33.6</text:p>
          </table:table-cell>
          <table:table-cell table:formula="of:=[.Q28]+([.P29]-[.$P$45])" office:value-type="float" office:value="0.800000000000075" calcext:value-type="float">
            <text:p>0.800000000000075</text:p>
          </table:table-cell>
          <table:table-cell table:formula="of:=[.$P$49]*([.O29]-1)" office:value-type="float" office:value="3.08888999145492" calcext:value-type="float">
            <text:p>3.088889991454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+([.B30]-[.$B$45])" office:value-type="float" office:value="9" calcext:value-type="float">
            <text:p>9</text:p>
          </table:table-cell>
          <table:table-cell table:formula="of:=[.$B$49]*([.A30]-1)" office:value-type="float" office:value="8.65227997223557" calcext:value-type="float">
            <text:p>8.65227997223557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  <table:table-cell table:formula="of:=[.Q29]+([.P30]-[.$P$45])" office:value-type="float" office:value="0.700000000000081" calcext:value-type="float">
            <text:p>0.700000000000081</text:p>
          </table:table-cell>
          <table:table-cell table:formula="of:=[.$P$49]*([.O30]-1)" office:value-type="float" office:value="3.20329332447177" calcext:value-type="float">
            <text:p>3.203293324471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30]+([.B31]-[.$B$45])" office:value-type="float" office:value="10" calcext:value-type="float">
            <text:p>10</text:p>
          </table:table-cell>
          <table:table-cell table:formula="of:=[.$B$49]*([.A31]-1)" office:value-type="float" office:value="8.96128997124398" calcext:value-type="float">
            <text:p>8.96128997124398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33.6" calcext:value-type="float">
            <text:p>33.6</text:p>
          </table:table-cell>
          <table:table-cell table:formula="of:=[.Q30]+([.P31]-[.$P$45])" office:value-type="float" office:value="1.00000000000009" calcext:value-type="float">
            <text:p>1.00000000000009</text:p>
          </table:table-cell>
          <table:table-cell table:formula="of:=[.$P$49]*([.O31]-1)" office:value-type="float" office:value="3.31769665748862" calcext:value-type="float">
            <text:p>3.317696657488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1]+([.B32]-[.$B$45])" office:value-type="float" office:value="8" calcext:value-type="float">
            <text:p>8</text:p>
          </table:table-cell>
          <table:table-cell table:formula="of:=[.$B$49]*([.A32]-1)" office:value-type="float" office:value="9.27029997025239" calcext:value-type="float">
            <text:p>9.27029997025239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32]+([.B33]-[.$B$45])" office:value-type="float" office:value="8" calcext:value-type="float">
            <text:p>8</text:p>
          </table:table-cell>
          <table:table-cell table:formula="of:=[.$B$49]*([.A33]-1)" office:value-type="float" office:value="9.57930996926081" calcext:value-type="float">
            <text:p>9.57930996926081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3]+([.B34]-[.$B$45])" office:value-type="float" office:value="7" calcext:value-type="float">
            <text:p>7</text:p>
          </table:table-cell>
          <table:table-cell table:formula="of:=[.$B$49]*([.A34]-1)" office:value-type="float" office:value="9.88831996826922" calcext:value-type="float">
            <text:p>9.88831996826922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4]+([.B35]-[.$B$45])" office:value-type="float" office:value="6" calcext:value-type="float">
            <text:p>6</text:p>
          </table:table-cell>
          <table:table-cell table:formula="of:=[.$B$49]*([.A35]-1)" office:value-type="float" office:value="10.1973299672776" calcext:value-type="float">
            <text:p>10.1973299672776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C35]+([.B36]-[.$B$45])" office:value-type="float" office:value="8" calcext:value-type="float">
            <text:p>8</text:p>
          </table:table-cell>
          <table:table-cell table:formula="of:=[.$B$49]*([.A36]-1)" office:value-type="float" office:value="10.506339966286" calcext:value-type="float">
            <text:p>10.506339966286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+([.B37]-[.$B$45])" office:value-type="float" office:value="6" calcext:value-type="float">
            <text:p>6</text:p>
          </table:table-cell>
          <table:table-cell table:formula="of:=[.$B$49]*([.A37]-1)" office:value-type="float" office:value="10.8153499652945" calcext:value-type="float">
            <text:p>10.8153499652945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37]+([.B38]-[.$B$45])" office:value-type="float" office:value="6" calcext:value-type="float">
            <text:p>6</text:p>
          </table:table-cell>
          <table:table-cell table:formula="of:=[.$B$49]*([.A38]-1)" office:value-type="float" office:value="11.1243599643029" calcext:value-type="float">
            <text:p>11.1243599643029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C38]+([.B39]-[.$B$45])" office:value-type="float" office:value="7" calcext:value-type="float">
            <text:p>7</text:p>
          </table:table-cell>
          <table:table-cell table:formula="of:=[.$B$49]*([.A39]-1)" office:value-type="float" office:value="11.4333699633113" calcext:value-type="float">
            <text:p>11.4333699633113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39]+([.B40]-[.$B$45])" office:value-type="float" office:value="7" calcext:value-type="float">
            <text:p>7</text:p>
          </table:table-cell>
          <table:table-cell table:formula="of:=[.$B$49]*([.A40]-1)" office:value-type="float" office:value="11.7423799623197" calcext:value-type="float">
            <text:p>11.7423799623197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0]+([.B41]-[.$B$45])" office:value-type="float" office:value="6" calcext:value-type="float">
            <text:p>6</text:p>
          </table:table-cell>
          <table:table-cell table:formula="of:=[.$B$49]*([.A41]-1)" office:value-type="float" office:value="12.0513899613281" calcext:value-type="float">
            <text:p>12.0513899613281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:.B41])" office:value-type="float" office:value="2.15" calcext:value-type="float">
            <text:p>2.15</text:p>
          </table:table-cell>
          <table:table-cell table:number-columns-repeated="5"/>
          <table:table-cell office:value-type="string" calcext:value-type="string">
            <text:p>Average:</text:p>
          </table:table-cell>
          <table:table-cell table:formula="of:=AVERAGE([.I2:.I17])" office:value-type="float" office:value="0.2500375" calcext:value-type="float">
            <text:p>0.2500375</text:p>
          </table:table-cell>
          <table:table-cell table:number-columns-repeated="5"/>
          <table:table-cell office:value-type="string" calcext:value-type="string">
            <text:p>Average:</text:p>
          </table:table-cell>
          <table:table-cell table:formula="of:=AVERAGE([.P2:.P31])" office:value-type="float" office:value="33.3333333333333" calcext:value-type="float">
            <text:p>3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 Average:</text:p>
          </table:table-cell>
          <table:table-cell table:formula="of:=ROUND([.B44]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lat Average:</text:p>
          </table:table-cell>
          <table:table-cell table:formula="of:=ROUND([.I44];2)" office:value-type="float" office:value="0.25" calcext:value-type="float">
            <text:p>0.25</text:p>
          </table:table-cell>
          <table:table-cell table:number-columns-repeated="5"/>
          <table:table-cell office:value-type="string" calcext:value-type="string">
            <text:p>Flat Average:</text:p>
          </table:table-cell>
          <table:table-cell table:formula="of:=ROUND([.P44];1)" office:value-type="float" office:value="33.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:</text:p>
          </table:table-cell>
          <table:table-cell table:number-columns-repeated="6"/>
          <table:table-cell office:value-type="string" calcext:value-type="string">
            <text:p>Range:</text:p>
          </table:table-cell>
          <table:table-cell table:formula="of:=AVERAGE([.J2:.J17])" office:value-type="float" office:value="0.00421875" calcext:value-type="float">
            <text:p>0.00421875</text:p>
          </table:table-cell>
          <table:table-cell table:number-columns-repeated="5"/>
          <table:table-cell office:value-type="string" calcext:value-type="string">
            <text:p>Range: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dev. :</text:p>
          </table:table-cell>
          <table:table-cell table:formula="of:=STDEV([.B2:.B41])" office:value-type="float" office:value="1.54504999504207" calcext:value-type="float">
            <text:p>1.54504999504207</text:p>
          </table:table-cell>
          <table:table-cell table:number-columns-repeated="5"/>
          <table:table-cell office:value-type="string" calcext:value-type="string">
            <text:p>std.dev. (R) :</text:p>
          </table:table-cell>
          <table:table-cell table:formula="of:=[.I46]/2.326" office:value-type="float" office:value="0.00181373602751505" calcext:value-type="float">
            <text:p>0.001813736027515</text:p>
          </table:table-cell>
          <table:table-cell table:number-columns-repeated="5"/>
          <table:table-cell office:value-type="string" calcext:value-type="string">
            <text:p>std.dev. :</text:p>
          </table:table-cell>
          <table:table-cell table:formula="of:=STDEV([.P2:.P31])" office:value-type="float" office:value="0.313306430735518" calcext:value-type="float">
            <text:p>0.313306430735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err:</text:p>
          </table:table-cell>
          <table:table-cell table:formula="of:=[.B47]/SQRT(100)" office:value-type="float" office:value="0.154504999504207" calcext:value-type="float">
            <text:p>0.154504999504207</text:p>
          </table:table-cell>
          <table:table-cell table:number-columns-repeated="5"/>
          <table:table-cell office:value-type="string" calcext:value-type="string">
            <text:p>Standard err:</text:p>
          </table:table-cell>
          <table:table-cell table:formula="of:=[.I47]/(SQRT(5))" office:value-type="float" office:value="0.000811127410152815" calcext:value-type="float">
            <text:p>0.000811127410153</text:p>
          </table:table-cell>
          <table:table-cell table:number-columns-repeated="5"/>
          <table:table-cell office:value-type="string" calcext:value-type="string">
            <text:p>Standard err:</text:p>
          </table:table-cell>
          <table:table-cell table:formula="of:=[.P47]/(SQRT(30))" office:value-type="float" office:value="0.0572016665084245" calcext:value-type="float">
            <text:p>0.05720166650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StdErr</text:p>
          </table:table-cell>
          <table:table-cell table:formula="of:=2*[.B48]" office:value-type="float" office:value="0.309009999008413" calcext:value-type="float">
            <text:p>0.309009999008413</text:p>
          </table:table-cell>
          <table:table-cell table:number-columns-repeated="5"/>
          <table:table-cell office:value-type="string" calcext:value-type="string">
            <text:p>2StdErr</text:p>
          </table:table-cell>
          <table:table-cell table:formula="of:=[.I48]*2" office:value-type="float" office:value="0.00162225482030563" calcext:value-type="float">
            <text:p>0.001622254820306</text:p>
          </table:table-cell>
          <table:table-cell table:number-columns-repeated="5"/>
          <table:table-cell office:value-type="string" calcext:value-type="string">
            <text:p>2StdErr</text:p>
          </table:table-cell>
          <table:table-cell table:formula="of:=[.P48]*2" office:value-type="float" office:value="0.114403333016849" calcext:value-type="float">
            <text:p>0.114403333016849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 units =</text:p>
          </table:table-cell>
          <table:table-cell office:value-type="string" calcext:value-type="string">
            <text:p>.309 units</text:p>
          </table:table-cell>
          <table:table-cell table:number-columns-repeated="5"/>
          <table:table-cell office:value-type="string" calcext:value-type="string">
            <text:p>1 unit =</text:p>
          </table:table-cell>
          <table:table-cell office:value-type="string" calcext:value-type="string">
            <text:p>.001622 mm</text:p>
          </table:table-cell>
          <table:table-cell table:number-columns-repeated="5"/>
          <table:table-cell office:value-type="string" calcext:value-type="string">
            <text:p>1 unit =</text:p>
          </table:table-cell>
          <table:table-cell office:value-type="string" calcext:value-type="string">
            <text:p>.1144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units =</text:p>
          </table:table-cell>
          <table:table-cell office:value-type="string" calcext:value-type="string">
            <text:p>.3 units</text:p>
          </table:table-cell>
          <table:table-cell table:number-columns-repeated="5"/>
          <table:table-cell office:value-type="string" calcext:value-type="string">
            <text:p>1 unit =</text:p>
          </table:table-cell>
          <table:table-cell office:value-type="string" calcext:value-type="string">
            <text:p>.0016 mm</text:p>
          </table:table-cell>
          <table:table-cell table:number-columns-repeated="5"/>
          <table:table-cell office:value-type="string" calcext:value-type="string">
            <text:p>1 unit =</text:p>
          </table:table-cell>
          <table:table-cell office:value-type="string" calcext:value-type="string">
            <text:p>.1 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08:12:45.645394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8:55:44.604539658</meta:creation-date>
    <dc:date>2019-11-05T08:56:01.144164142</dc:date>
    <meta:editing-duration>PT30M16S</meta:editing-duration>
    <meta:editing-cycles>8</meta:editing-cycles>
    <meta:generator>LibreOffice/6.0.7.3$Linux_X86_64 LibreOffice_project/00m0$Build-3</meta:generator>
    <meta:document-statistic meta:table-count="1" meta:cell-count="4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11.609cm" xlink:href=".." xlink:type="simple" chart:class="chart:line" chart:style-name="ch1">
        <chart:legend chart:legend-position="end" svg:x="13.145cm" svg:y="5.256cm" style:legend-expansion="high" chart:style-name="ch2"/>
        <chart:plot-area chart:style-name="ch3" table:cell-range-address="Sheet1.K2:Sheet1.L17" svg:x="0.319cm" svg:y="0.232cm" svg:width="12.507cm" svg:height="11.145cm">
          <chartooo:coordinate-region svg:x="1.523cm" svg:y="0.431cm" svg:width="11.116cm" svg:height="10.7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7" chart:class="chart:line">
            <chart:data-point chart:repeated="16"/>
          </chart:series>
          <chart:series chart:style-name="ch7" chart:values-cell-range-address="Sheet1.L2:Sheet1.L17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00000000000033">
                <text:p>0.000200000000000033</text:p>
                <draw:g>
                  <svg:desc>Sheet1.K2:Sheet1.K17</svg:desc>
                </draw:g>
              </table:table-cell>
              <table:table-cell office:value-type="float" office:value="0">
                <text:p>0</text:p>
                <draw:g>
                  <svg:desc>Sheet1.L2:Sheet1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0000000000006">
                <text:p>0.00150000000000006</text:p>
              </table:table-cell>
              <table:table-cell office:value-type="float" office:value="0.00162225482030563">
                <text:p>0.0016222548203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90000000000007">
                <text:p>0.00190000000000007</text:p>
              </table:table-cell>
              <table:table-cell office:value-type="float" office:value="0.00324450964061126">
                <text:p>0.003244509640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000000000001">
                <text:p>0.0021000000000001</text:p>
              </table:table-cell>
              <table:table-cell office:value-type="float" office:value="0.00486676446091689">
                <text:p>0.00486676446091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0000000000014">
                <text:p>0.00280000000000014</text:p>
              </table:table-cell>
              <table:table-cell office:value-type="float" office:value="0.00648901928122252">
                <text:p>0.0064890192812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0000000000015">
                <text:p>0.00170000000000015</text:p>
              </table:table-cell>
              <table:table-cell office:value-type="float" office:value="0.00811127410152815">
                <text:p>0.00811127410152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90000000000018">
                <text:p>0.00190000000000018</text:p>
              </table:table-cell>
              <table:table-cell office:value-type="float" office:value="0.00973352892183378">
                <text:p>0.00973352892183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000000000002">
                <text:p>0.0010000000000002</text:p>
              </table:table-cell>
              <table:table-cell office:value-type="float" office:value="0.0113557837421394">
                <text:p>0.0113557837421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0000000000021">
                <text:p>0.00140000000000021</text:p>
              </table:table-cell>
              <table:table-cell office:value-type="float" office:value="0.012978038562445">
                <text:p>0.012978038562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0000000000021">
                <text:p>0.00140000000000021</text:p>
              </table:table-cell>
              <table:table-cell office:value-type="float" office:value="0.0146002933827507">
                <text:p>0.0146002933827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00000000000217">
                <text:p>0.000800000000000217</text:p>
              </table:table-cell>
              <table:table-cell office:value-type="float" office:value="0.0162225482030563">
                <text:p>0.0162225482030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00000000000239">
                <text:p>0.000600000000000239</text:p>
              </table:table-cell>
              <table:table-cell office:value-type="float" office:value="0.0178448030233619">
                <text:p>0.0178448030233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999999999997392">
                <text:p>-0.0000999999999997392</text:p>
              </table:table-cell>
              <table:table-cell office:value-type="float" office:value="0.0194670578436676">
                <text:p>0.0194670578436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999999999999723">
                <text:p>-0.000999999999999723</text:p>
              </table:table-cell>
              <table:table-cell office:value-type="float" office:value="0.0210893126639732">
                <text:p>0.0210893126639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7555756156289E-016">
                <text:p>2.77555756156289E-016</text:p>
              </table:table-cell>
              <table:table-cell office:value-type="float" office:value="0.0227115674842788">
                <text:p>0.0227115674842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00000000000267">
                <text:p>0.000600000000000267</text:p>
              </table:table-cell>
              <table:table-cell office:value-type="float" office:value="0.0243338223045845">
                <text:p>0.0243338223045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13.441cm" xlink:href=".." xlink:type="simple" chart:class="chart:line" chart:style-name="ch1">
        <chart:legend chart:legend-position="end" svg:x="13.145cm" svg:y="6.172cm" style:legend-expansion="high" chart:style-name="ch2"/>
        <chart:plot-area chart:style-name="ch3" table:cell-range-address="Sheet1.C2:Sheet1.D41" svg:x="0.319cm" svg:y="0.268cm" svg:width="12.507cm" svg:height="12.905cm">
          <chartooo:coordinate-region svg:x="0.94cm" svg:y="0.467cm" svg:width="11.886cm" svg:height="11.9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41" chart:class="chart:line">
            <chart:data-point chart:repeated="40"/>
          </chart:series>
          <chart:series chart:style-name="ch8" chart:values-cell-range-address="Sheet1.D2:Sheet1.D4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41</svg:desc>
                </draw:g>
              </table:table-cell>
              <table:table-cell office:value-type="float" office:value="0">
                <text:p>0</text:p>
                <draw:g>
                  <svg:desc>Sheet1.D2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9009999008413">
                <text:p>0.309009999008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18019998016826">
                <text:p>0.618019998016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27029997025239">
                <text:p>0.927029997025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3603999603365">
                <text:p>1.23603999603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.54504999504207">
                <text:p>1.54504999504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85405999405048">
                <text:p>1.85405999405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16306999305889">
                <text:p>2.16306999305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4720799920673">
                <text:p>2.4720799920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78108999107572">
                <text:p>2.78108999107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.09009999008413">
                <text:p>3.09009999008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.39910998909254">
                <text:p>3.39910998909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.70811998810096">
                <text:p>3.70811998810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01712998710937">
                <text:p>4.01712998710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4.32613998611778">
                <text:p>4.32613998611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6351499851262">
                <text:p>4.6351499851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4.94415998413461">
                <text:p>4.94415998413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5.25316998314302">
                <text:p>5.25316998314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5.56217998215144">
                <text:p>5.56217998215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5.87118998115985">
                <text:p>5.87118998115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6.18019998016826">
                <text:p>6.18019998016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6.48920997917668">
                <text:p>6.48920997917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6.79821997818509">
                <text:p>6.79821997818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7.1072299771935">
                <text:p>7.1072299771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7.41623997620192">
                <text:p>7.41623997620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7.72524997521033">
                <text:p>7.72524997521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8.03425997421874">
                <text:p>8.03425997421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8.34326997322716">
                <text:p>8.34326997322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8.65227997223557">
                <text:p>8.65227997223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8.96128997124398">
                <text:p>8.96128997124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9.27029997025239">
                <text:p>9.2702999702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9.57930996926081">
                <text:p>9.579309969260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9.88831996826922">
                <text:p>9.88831996826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0.1973299672776">
                <text:p>10.1973299672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0.506339966286">
                <text:p>10.506339966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0.8153499652945">
                <text:p>10.8153499652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1.1243599643029">
                <text:p>11.1243599643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1.4333699633113">
                <text:p>11.4333699633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1.7423799623197">
                <text:p>11.7423799623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2.0513899613281">
                <text:p>12.0513899613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17.346cm" xlink:href=".." xlink:type="simple" chart:class="chart:line" chart:style-name="ch1">
        <chart:legend chart:legend-position="end" svg:x="13.092cm" svg:y="8.125cm" style:legend-expansion="high" chart:style-name="ch2"/>
        <chart:plot-area chart:style-name="ch3" table:cell-range-address="Sheet1.Q1:Sheet1.R31" chart:data-source-has-labels="row" svg:x="0.319cm" svg:y="0.346cm" svg:width="12.454cm" svg:height="16.654cm">
          <chartooo:coordinate-region svg:x="0.861cm" svg:y="0.545cm" svg:width="11.725cm" svg:height="16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2:Sheet1.Q31" chart:label-cell-address="Sheet1.Q1:Sheet1.Q1" chart:class="chart:line">
            <chart:data-point chart:repeated="30"/>
          </chart:series>
          <chart:series chart:style-name="ch7" chart:values-cell-range-address="Sheet1.R2:Sheet1.R31" chart:label-cell-address="Sheet1.R1:Sheet1.R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 (Score)</text:p>
                <draw:g>
                  <svg:desc>Sheet1.Q1:Sheet1.Q1</svg:desc>
                </draw:g>
              </table:table-cell>
              <table:table-cell office:value-type="string">
                <text:p>angle line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99999999999999">
                <text:p>-0.399999999999999</text:p>
                <draw:g>
                  <svg:desc>Sheet1.Q2:Sheet1.Q31</svg:desc>
                </draw:g>
              </table:table-cell>
              <table:table-cell office:value-type="float" office:value="0">
                <text:p>0</text:p>
                <draw:g>
                  <svg:desc>Sheet1.R2:Sheet1.R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0.114403333016849">
                <text:p>0.114403333016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000000000009">
                <text:p>0.100000000000009</text:p>
              </table:table-cell>
              <table:table-cell office:value-type="float" office:value="0.228806666033698">
                <text:p>0.228806666033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00000000001">
                <text:p>0.20000000000001</text:p>
              </table:table-cell>
              <table:table-cell office:value-type="float" office:value="0.343209999050547">
                <text:p>0.343209999050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0000000000014">
                <text:p>0.500000000000014</text:p>
              </table:table-cell>
              <table:table-cell office:value-type="float" office:value="0.457613332067396">
                <text:p>0.457613332067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0.572016665084244">
                <text:p>0.572016665084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0.686419998101093">
                <text:p>0.686419998101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99999999999982">
                <text:p>-0.199999999999982</text:p>
              </table:table-cell>
              <table:table-cell office:value-type="float" office:value="0.800823331117942">
                <text:p>0.800823331117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9999999999998">
                <text:p>-0.59999999999998</text:p>
              </table:table-cell>
              <table:table-cell office:value-type="float" office:value="0.915226664134791">
                <text:p>0.915226664134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99999999999977">
                <text:p>-0.899999999999977</text:p>
              </table:table-cell>
              <table:table-cell office:value-type="float" office:value="1.02962999715164">
                <text:p>1.02962999715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72">
                <text:p>-0.999999999999972</text:p>
              </table:table-cell>
              <table:table-cell office:value-type="float" office:value="1.14403333016849">
                <text:p>1.14403333016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49999999999997">
                <text:p>-1.49999999999997</text:p>
              </table:table-cell>
              <table:table-cell office:value-type="float" office:value="1.25843666318534">
                <text:p>1.25843666318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9999999999997">
                <text:p>-1.89999999999997</text:p>
              </table:table-cell>
              <table:table-cell office:value-type="float" office:value="1.37283999620219">
                <text:p>1.37283999620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9999999999997">
                <text:p>-1.89999999999997</text:p>
              </table:table-cell>
              <table:table-cell office:value-type="float" office:value="1.48724332921904">
                <text:p>1.48724332921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09999999999997">
                <text:p>-2.09999999999997</text:p>
              </table:table-cell>
              <table:table-cell office:value-type="float" office:value="1.60164666223588">
                <text:p>1.60164666223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9999999999996">
                <text:p>-2.39999999999996</text:p>
              </table:table-cell>
              <table:table-cell office:value-type="float" office:value="1.71604999525273">
                <text:p>1.71604999525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99999999999996">
                <text:p>-1.99999999999996</text:p>
              </table:table-cell>
              <table:table-cell office:value-type="float" office:value="1.83045332826958">
                <text:p>1.83045332826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999999999996">
                <text:p>-1.89999999999996</text:p>
              </table:table-cell>
              <table:table-cell office:value-type="float" office:value="1.94485666128643">
                <text:p>1.944856661286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69999999999995">
                <text:p>-1.69999999999995</text:p>
              </table:table-cell>
              <table:table-cell office:value-type="float" office:value="2.05925999430328">
                <text:p>2.05925999430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39999999999995">
                <text:p>-1.39999999999995</text:p>
              </table:table-cell>
              <table:table-cell office:value-type="float" office:value="2.17366332732013">
                <text:p>2.17366332732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49999999999994">
                <text:p>-1.49999999999994</text:p>
              </table:table-cell>
              <table:table-cell office:value-type="float" office:value="2.28806666033698">
                <text:p>2.28806666033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99999999999943">
                <text:p>-0.999999999999943</text:p>
              </table:table-cell>
              <table:table-cell office:value-type="float" office:value="2.40246999335383">
                <text:p>2.40246999335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9999999999994">
                <text:p>-0.79999999999994</text:p>
              </table:table-cell>
              <table:table-cell office:value-type="float" office:value="2.51687332637068">
                <text:p>2.51687332637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99999999999939">
                <text:p>-0.199999999999939</text:p>
              </table:table-cell>
              <table:table-cell office:value-type="float" office:value="2.63127665938752">
                <text:p>2.63127665938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0000000000067">
                <text:p>0.200000000000067</text:p>
              </table:table-cell>
              <table:table-cell office:value-type="float" office:value="2.74567999240437">
                <text:p>2.74567999240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0000000000068">
                <text:p>0.300000000000068</text:p>
              </table:table-cell>
              <table:table-cell office:value-type="float" office:value="2.86008332542122">
                <text:p>2.86008332542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0000000000071">
                <text:p>0.500000000000071</text:p>
              </table:table-cell>
              <table:table-cell office:value-type="float" office:value="2.97448665843807">
                <text:p>2.97448665843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0000000000075">
                <text:p>0.800000000000075</text:p>
              </table:table-cell>
              <table:table-cell office:value-type="float" office:value="3.08888999145492">
                <text:p>3.08888999145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0081">
                <text:p>0.700000000000081</text:p>
              </table:table-cell>
              <table:table-cell office:value-type="float" office:value="3.20329332447177">
                <text:p>3.20329332447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000000000009">
                <text:p>1.00000000000009</text:p>
              </table:table-cell>
              <table:table-cell office:value-type="float" office:value="3.31769665748862">
                <text:p>3.317696657488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